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T1" style:family="text">
      <style:text-properties style:font-name="arial" fo:font-size="9pt"/>
    </style:style>
    <style:style style:name="T2" style:family="text">
      <style:text-properties style:font-name="Times New Roman" fo:font-size="20pt" style:font-size-asian="20pt" style:font-size-complex="20pt"/>
    </style:style>
    <style:style style:name="T3" style:family="text">
      <style:text-properties style:font-name="Times New Roman" fo:font-size="14pt" style:font-size-asian="14pt" style:font-size-complex="14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wrapper">
        <text:section text:style-name="Sect1" text:name="header">
          <text:p text:style-name="Standard"/>
          <text:section text:style-name="Sect1" text:name="mainContent">
            <text:h text:style-name="P5" text:outline-level="1"/>
            <text:h text:style-name="P5" text:outline-level="1"/>
            <text:h text:style-name="P5" text:outline-level="1"/>
            <text:h text:style-name="P5" text:outline-level="1"/>
            <text:h text:style-name="P5" text:outline-level="1"/>
            <text:h text:style-name="P5" text:outline-level="1"/>
            <text:h text:style-name="P6" text:outline-level="1">Правила внутреннего распорядка</text:h>
            <text:p text:style-name="P2"><text:span text:style-name="Strong_20_Emphasis"><text:span text:style-name="T2">для учащихся МБОУДОД «Ирбинская ДМШ»</text:span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/></text:span></text:p>
            <text:p text:style-name="P2"><text:span text:style-name="Strong_20_Emphasis"><text:span text:style-name="T1"><text:s/></text:span></text:span></text:p>
            <text:p text:style-name="P3"><text:span text:style-name="Strong_20_Emphasis"><text:span text:style-name="T3"/></text:span></text:p>
            <text:p text:style-name="P3"><text:soft-page-break/><text:span text:style-name="Strong_20_Emphasis"><text:span text:style-name="T3">1.Общие положения</text:span></text:span></text:p>
            <text:p text:style-name="P4">1.1. Настоящие Правила внутреннего распорядка (далее - Правила) разработаны в соответствии с ФЗ РФ «Об образовании», Уставом МБОУ ДОД «Ирбинская ДМШ» (далее - Школа), конвенцией о правах ребенка при Генеральной Ассамблее ООН.</text:p>
            <text:p text:style-name="P4">1.2.Настоящие Правила определяют основы статуса учащихся Школы, их права и обязанности как участников образовательного процесса, устанавливают учебный распорядок и правила поведения учащихся в Школе.</text:p>
            <text:p text:style-name="P4">1.3.Введение настоящих Правил имеет целью способствовать совершенствованию качества, результативности организации образовательного процесса в Школе, становлении культуры отношений в детских объединениях дополнительного образования. Правила призваны способствовать формированию у учащегося таких личностных качеств как организованность, ответственность, уважение к окружающим, Школе как уникальному,  образовательному учреждению дополнительного образования детей.</text:p>
            <text:p text:style-name="P4">1.4.Учащиеся и их родители (законные представители) должны быть ознакомлены с настоящими Правилами и разъяснение их содержания возложено на преподавателей Школы.</text:p>
            <text:p text:style-name="P4">1.5.Настоящие Правила утверждаются директором Школы на неопределенный срок.</text:p>
            <text:p text:style-name="P4">1.6.Настоящие Правила являются локальным нормативным актом, регламентирующим деятельность Школы.</text:p>
            <text:p text:style-name="P4">1.7.Изменения и дополнения к Правилам принимаются в составе новой редакции Правил, в порядке, предусмотренном п.1.5. настоящих Правил. После принятия новой редакции Правил предыдущая утрачивает силу.</text:p>
            <text:p text:style-name="P3"><text:span text:style-name="Strong_20_Emphasis"><text:span text:style-name="T3">2. Права и обязанности обучающегося</text:span></text:span></text:p>
            <text:p text:style-name="P3"><text:span text:style-name="Strong_20_Emphasis"><text:span text:style-name="T3">2.1. Учащийся имеет право на:</text:span></text:span></text:p>
            <text:p text:style-name="P4">2.1.1.получение дополнительного образования, освоение основных образовательных программ дополнительного образования.</text:p>
            <text:p text:style-name="P4">2.1.2.выбор образовательной программы в соответствии со своими способностями, потребностями и возможностями, условиями Школы;</text:p>
            <text:p text:style-name="P4">2.1.3. обучение по индивидуальным учебным планам с индивидуальным обучением;</text:p>
            <text:p text:style-name="P4">2.1.4.получение дополнительных <text:s/>образовательных услуг;</text:p>
            <text:p text:style-name="P4">2.1.5.перевод в другое учреждение дополнительного образования в случае прекращения деятельности Школы;</text:p>
            <text:p text:style-name="P4">2.1.6.перевод в течение учебного года в другое образовательное учреждение дополнительного образования детей, реализующее образовательные программы соответствующей направленности;</text:p>
            <text:p text:style-name="P4">2.1.7. уважение человеческого достоинства;</text:p>
            <text:p text:style-name="P4">2.1.8. свободу совести и информации;</text:p>
            <text:p text:style-name="P4">2.1.9. свободное выражение собственных взглядов и убеждений;</text:p>
            <text:p text:style-name="P4"><text:soft-page-break/>2.1.10. посещение мероприятий, проводимых Учреждением для учащихся, в том числе не предусмотренных учебным планом;</text:p>
            <text:p text:style-name="P4">2.1.11. условия образования, отвечающие требованиям избранных образовательных программ, безопасности и гигиены;</text:p>
            <text:p text:style-name="P4">2.1.12. участие в общественной жизни класса, Школы в целом;</text:p>
            <text:p text:style-name="P4">2.1.13. пользование в установленном в Школе порядке материально- технической базой, информационно-методическим и библиотечным фондами, техническими средствами в соответствии с их учебным предназначением;</text:p>
            <text:p text:style-name="P4">2.1.14.получать полную и достоверную информацию об оценке своих знаний, умений и навыков, а также о критериях этой оценки;</text:p>
            <text:p text:style-name="P4">2.1.15.принимать участие в социально-культурных мероприятиях, организованных Школой;</text:p>
            <text:p text:style-name="P4">2.1.16.обращаться к администрации Школы с жалобами, заявлениями и предложениями по вопросам, касающимся процесса обучения в образовательном учреждении и любым другим вопросам, затрагивающим интересы обучающихся.</text:p>
            <text:p text:style-name="P3"><text:span text:style-name="Strong_20_Emphasis"><text:span text:style-name="T3">2.2. Учащийся обязан:</text:span></text:span></text:p>
            <text:p text:style-name="P4">2.2.1.выполнять требования Устава Школы, настоящих Правил;</text:p>
            <text:p text:style-name="P4">2.2.2.уважать честь и достоинство обучающихся, сотрудников Школы, окружающих во время пребывания в Школе и вне его в других общественных местах во время проведения занятий, мероприятий;</text:p>
            <text:p text:style-name="P4">2.2.3.вести себя достойно, воздерживаться от действий, мешающих другим обучающимся овладевать знаниями, соблюдать учебную дисциплину, своевременно и точно исполнять распоряжения администрации Школы, соблюдать требования по обеспечению безопасности в Школе;</text:p>
            <text:p text:style-name="P4">2.2.4.бережно и ответственно относиться к имуществу Школы, эффективно использовать оборудование и технику Школы, поддерживать чистоту и порядок в зданиях и помещениях учреждения, соблюдать чистоту на территории Школы;</text:p>
            <text:p text:style-name="P4">2.2.5.заниматься ответственно и добросовестно, эффективно использовать образовательные и социально-культурные возможности Школы для саморазвития и самосовершенствования;</text:p>
            <text:p text:style-name="P4">2.2.6.выполнять требования педагогов в части, отнесенной Уставом и локальными актами Школы к их компетенции;</text:p>
            <text:p text:style-name="P4">2.2.7.своевременно без опозданий приходить на занятия, извещать преподавателя о причинах отсутствия на занятиях;</text:p>
            <text:p text:style-name="P4">2.2.8.иметь опрятный внешний вид;</text:p>
            <text:p text:style-name="P4">2.2.9. выполнять требования образовательных программ: посещать согласно учебному расписанию занятия и выполнять в установленные сроки все виды заданий, предусмотренные программой и учебным планом;</text:p>
            <text:p text:style-name="P4">2.2.10. соблюдать требования техники безопасности, санитарии и гигиены образовательного процесса, правила пожарной безопасности;</text:p>
            <text:p text:style-name="P4"><text:soft-page-break/>2.2.11. в случае экстренной ситуации, связанной с обнаружением любой опасности жизни и здоровью, незамедлительно сообщить об этом преподавателю, любому сотруднику Школы;</text:p>
            <text:p text:style-name="P3"><text:span text:style-name="Strong_20_Emphasis"><text:span text:style-name="T3">2.3. Учащимся запрещается:</text:span></text:span></text:p>
            <text:p text:style-name="P4">2.3.1.приносить, передавать, использовать во время образовательного процесса (как на территории Школы, так и во время проведения занятий, мероприятий вне его) оружие, колющие и режущие предметы, боеприпасы, взрывчатые вещества, пиротехнические игрушки, а также другие предметы, подвергающие опасности жизнь и здоровье других людей;</text:p>
            <text:p text:style-name="P4">2.3.2.приносить, передавать и употреблять спиртные напитки, средства токсического и наркотического опьянения, табачные изделия, находиться в помещениях Школы в состоянии алкогольного или наркотического опьянения. Курение на территории Школы запрещено.</text:p>
            <text:p text:style-name="P4">2.3.3.применять физическую силу для выяснения отношений, использовать запугивание, вымогательство;</text:p>
            <text:p text:style-name="P4">2.3.4.совершать любые действия, влекущие за собой опасные последствия для окружающих, такие как толкание, удары любыми предметами, бросание чем-либо и т.д.;</text:p>
            <text:p text:style-name="P4">2.3.5. пользоваться во время занятий средствами мобильной связи (телефонами, планшетами и т.п.);</text:p>
            <text:p text:style-name="P4">2.3.6.употреблять во время занятий пищу и напитки;</text:p>
            <text:p text:style-name="P4">2.3.7..приводить или приносить в учреждение животных;</text:p>
            <text:p text:style-name="P4">2.3.8.громкие разговоры и шум во время занятий.</text:p>
            <text:p text:style-name="P3"><text:span text:style-name="Strong_20_Emphasis"><text:span text:style-name="T3">3. Правила поведения в Школе</text:span></text:span></text:p>
            <text:p text:style-name="P4">3.1.Учащимся в Школе предлагаются различные формы организации образовательного процесса (уроки и занятия в учебном классе, лекции, экскурсии, участие в концертах, посещение выставок, концертов, спектаклей; участие в массовых мероприятиях, конкурсах, предметных олимпиадах, фестивалях);</text:p>
            <text:p text:style-name="P4">3.2.Форма одежды учащихся в Школе – свободная. Учащиеся должны быть опрятно одетыми, следить за своим внешним видом.</text:p>
            <text:p text:style-name="P4">3.3. Учащиеся обязаны соблюдать правила личной и общественной гигиены, соблюдать и поддерживать чистоту в здании и помещениях Школы.</text:p>
            <text:p text:style-name="P4">3.4.Учащиеся должны оказывать уважение взрослым, быть внимательными к окружающим, уважительно относиться к товарищам, заботиться о младших, здороваться с работниками и посетителями Школы.</text:p>
            <text:p text:style-name="P4">3.5. На занятиях (уроках) иметь при себе необходимые для участия в образовательном процессе принадлежности и литературу.</text:p>
            <text:p text:style-name="P4">3.6. Строго соблюдать правила безопасности при работе с техническими средствами обучения.</text:p>
            <text:p text:style-name="P4">3.7.Использовать <text:s/>технические средства обучения учебные пособия строго по <text:soft-page-break/>назначению и с разрешения преподавателя.</text:p>
            <text:p text:style-name="P4">3.8.Учащиеся должны выходить после окончания занятий из учебного помещения (класса) для отдыха. Учащимся запрещается во время перемены кричать, шуметь, бегать, играть в игры, которые могут привести к травмам и порче имущества.</text:p>
            <text:p text:style-name="P4">3.9.Учащиеся должны по первому требованию преподавателя или работника Школы сообщить свою фамилию и класс.</text:p>
            <text:p text:style-name="P3"><text:span text:style-name="Strong_20_Emphasis"><text:span text:style-name="T3">4. Поощрение и ответственность </text:span></text:span></text:p>
            <text:p text:style-name="P4">4.1.Дисциплина в Школе поддерживается на основе уважения человеческого достоинства учащихся, педагогов. Применение методов физического и психологического насилия по отношению к учащимся не допускается.</text:p>
            <text:p text:style-name="P4">4.2.За высокие результаты и достигнутые успехи в обучении, в творчестве,  активную социально-значимую деятельность, победители Олимпиад, конкурсов, соревнований и в других достижениях учащимся могут применяться следующие виды поощрения:</text:p>
            <text:p text:style-name="P4">-объявление благодарности;</text:p>
            <text:p text:style-name="P4">-награждение Дипломом;</text:p>
            <text:p text:style-name="P4">-награждение Грамотой;</text:p>
            <text:p text:style-name="P4">4.3.За нарушение учебной дисциплины и правил поведения в Школе, требований Устава Школы, настоящих Правил Школа имеет право применить к учащемуся следующие взыскания:</text:p>
            <text:p text:style-name="P4">- замечание;</text:p>
            <text:p text:style-name="P4">-выговор;</text:p>
            <text:p text:style-name="P4">-отчисление.</text:p>
            <text:p text:style-name="P4">4.4. Взыскание применяется непосредственно за обнаружением проступка, но не позднее одного месяца со дня обнаружения, не считая времени болезни обучающегося или времени пребывания его на каникулах.</text:p>
            <text:p text:style-name="P4">4.5.За каждый проступок может быть применено только одно взыскание.</text:p>
            <text:p text:style-name="P4">4.6.Факты нарушения учебной дисциплины и правил поведения могут быть рассмотрены на собрании, на педагогическом совете в присутствии учащегося и его родителей (законных представителей).</text:p>
            <text:p text:style-name="P4"><text:line-break/> </text:p>
          </text:section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9T10:46:59.40</meta:creation-date>
    <meta:document-statistic meta:table-count="0" meta:image-count="0" meta:object-count="0" meta:page-count="5" meta:paragraph-count="74" meta:word-count="1015" meta:character-count="8609" meta:non-whitespace-character-count="7658"/>
    <dc:date>2013-09-19T11:01:06.67</dc:date>
    <meta:editing-duration>PT14M8S</meta:editing-duration>
    <meta:editing-cycles>1</meta:editing-cycles>
    <meta:generator>LibreOffice/3.4$Win32 LibreOffice_project/340m1$Build-302</meta:generator>
  </office:meta>
</office:document-meta>
</file>